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443402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6888" calcext:value-type="float">
            <text:p>68.8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402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9256" calcext:value-type="float">
            <text:p>71.0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402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3664" calcext:value-type="float">
            <text:p>74.2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402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402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776" calcext:value-type="float">
            <text:p>77.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402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0784" calcext:value-type="float">
            <text:p>74.0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402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3016" calcext:value-type="float">
            <text:p>70.6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402</text:p>
          </table:table-cell>
          <table:table-cell office:value-type="string" calcext:value-type="string">
            <text:p>2018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272" calcext:value-type="float">
            <text:p>71.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402</text:p>
          </table:table-cell>
          <table:table-cell office:value-type="string" calcext:value-type="string">
            <text:p>2017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28184" calcext:value-type="float">
            <text:p>68.5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402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402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2168" calcext:value-type="float">
            <text:p>69.1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402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3776" calcext:value-type="float">
            <text:p>69.0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402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2232" calcext:value-type="float">
            <text:p>68.9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402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4696" calcext:value-type="float">
            <text:p>68.8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402</text:p>
          </table:table-cell>
          <table:table-cell office:value-type="string" calcext:value-type="string">
            <text:p>201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7592" calcext:value-type="float">
            <text:p>69.8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402</text:p>
          </table:table-cell>
          <table:table-cell office:value-type="string" calcext:value-type="string">
            <text:p>200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80928" calcext:value-type="float">
            <text:p>74.4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402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62" calcext:value-type="float">
            <text:p>68.6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402</text:p>
          </table:table-cell>
          <table:table-cell office:value-type="string" calcext:value-type="string">
            <text:p>2007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56" calcext:value-type="float">
            <text:p>75.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402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576" calcext:value-type="float">
            <text:p>72.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402</text:p>
          </table:table-cell>
          <table:table-cell office:value-type="string" calcext:value-type="string">
            <text:p>200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9352" calcext:value-type="float">
            <text:p>76.3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402</text:p>
          </table:table-cell>
          <table:table-cell office:value-type="string" calcext:value-type="string">
            <text:p>199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402</text:p>
          </table:table-cell>
          <table:table-cell office:value-type="string" calcext:value-type="string">
            <text:p>199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8912" calcext:value-type="float">
            <text:p>76.6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402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2608" calcext:value-type="float">
            <text:p>76.4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402</text:p>
          </table:table-cell>
          <table:table-cell office:value-type="string" calcext:value-type="string">
            <text:p>199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656" calcext:value-type="float">
            <text:p>75.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402</text:p>
          </table:table-cell>
          <table:table-cell office:value-type="string" calcext:value-type="string">
            <text:p>198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464" calcext:value-type="float">
            <text:p>75.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402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7" calcext:value-type="float">
            <text:p>75.0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402</text:p>
          </table:table-cell>
          <table:table-cell office:value-type="string" calcext:value-type="string">
            <text:p>198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128" calcext:value-type="float">
            <text:p>75.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402</text:p>
          </table:table-cell>
          <table:table-cell office:value-type="string" calcext:value-type="string">
            <text:p>198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84" calcext:value-type="float">
            <text:p>74.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402</text:p>
          </table:table-cell>
          <table:table-cell office:value-type="string" calcext:value-type="string">
            <text:p>198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4" calcext:value-type="float">
            <text:p>73.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402</text:p>
          </table:table-cell>
          <table:table-cell office:value-type="string" calcext:value-type="string">
            <text:p>198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4728" calcext:value-type="float">
            <text:p>74.4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402</text:p>
          </table:table-cell>
          <table:table-cell office:value-type="string" calcext:value-type="string">
            <text:p>198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176" calcext:value-type="float">
            <text:p>75.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402</text:p>
          </table:table-cell>
          <table:table-cell office:value-type="string" calcext:value-type="string">
            <text:p>197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94744" calcext:value-type="float">
            <text:p>75.2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402</text:p>
          </table:table-cell>
          <table:table-cell office:value-type="string" calcext:value-type="string">
            <text:p>1977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648" calcext:value-type="float">
            <text:p>74.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402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7296" calcext:value-type="float">
            <text:p>74.3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402</text:p>
          </table:table-cell>
          <table:table-cell office:value-type="string" calcext:value-type="string">
            <text:p>197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8176" calcext:value-type="float">
            <text:p>73.7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402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7616" calcext:value-type="float">
            <text:p>73.1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402</text:p>
          </table:table-cell>
          <table:table-cell office:value-type="string" calcext:value-type="string">
            <text:p>197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3136" calcext:value-type="float">
            <text:p>71.5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402</text:p>
          </table:table-cell>
          <table:table-cell office:value-type="string" calcext:value-type="string">
            <text:p>197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402</text:p>
          </table:table-cell>
          <table:table-cell office:value-type="string" calcext:value-type="string">
            <text:p>197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3544" calcext:value-type="float">
            <text:p>69.5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402</text:p>
          </table:table-cell>
          <table:table-cell office:value-type="string" calcext:value-type="string">
            <text:p>197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3384" calcext:value-type="float">
            <text:p>68.2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402</text:p>
          </table:table-cell>
          <table:table-cell office:value-type="string" calcext:value-type="string">
            <text:p>196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1008" calcext:value-type="float">
            <text:p>67.5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402</text:p>
          </table:table-cell>
          <table:table-cell office:value-type="string" calcext:value-type="string">
            <text:p>196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9984" calcext:value-type="float">
            <text:p>67.6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402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2976" calcext:value-type="float">
            <text:p>66.4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402</text:p>
          </table:table-cell>
          <table:table-cell office:value-type="string" calcext:value-type="string">
            <text:p>196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0168" calcext:value-type="float">
            <text:p>64.5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402</text:p>
          </table:table-cell>
          <table:table-cell office:value-type="string" calcext:value-type="string">
            <text:p>196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81152" calcext:value-type="float">
            <text:p>64.0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